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51cm" svg:height="4.445cm" svg:x="1.37cm" svg:y="16.24cm">
          <text:p text:style-name="P1"><text:span text:style-name="T1">Hardwar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306.882591093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14.605cm" svg:height="4.445cm" svg:x="1.37cm" svg:y="12.095cm">
          <text:p text:style-name="P1"><text:span text:style-name="T1">O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306.882591093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12.7cm" svg:height="4.445cm" svg:x="1.37cm" svg:y="7.95cm">
          <text:p text:style-name="P1"><text:span text:style-name="T1">Betriebsmitt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306.882591093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10.83cm" svg:height="4.445cm" svg:x="1.335cm" svg:y="3.74cm">
          <text:p text:style-name="P1"><text:span text:style-name="T1">Anwendungsprogramm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306.882591093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5.715cm" svg:height="1.905cm" svg:x="5.08cm" svg:y="1cm">
          <text:p text:style-name="P1"><text:span text:style-name="T1">Benutz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5.715cm" svg:height="1.905cm" svg:x="13.1cm" svg:y="4.175cm">
          <text:p text:style-name="P1"><text:span text:style-name="T1">Programmier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5.08cm" svg:height="3.81cm" svg:x="16.24cm" svg:y="7.35cm">
          <text:p text:style-name="P1"><text:span text:style-name="T1">OS-Design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7.985cm" svg:y1="2.905cm" svg:x2="7.985cm" svg:y2="3.74cm">
          <text:p/>
        </draw:line>
        <draw:line draw:style-name="gr4" draw:text-style-name="P1" draw:layer="layout" svg:x1="13.7cm" svg:y1="6.08cm" svg:x2="13.7cm" svg:y2="7.985cm">
          <text:p/>
        </draw:line>
        <draw:line draw:style-name="gr4" draw:text-style-name="P1" draw:layer="layout" svg:x1="14.97cm" svg:y1="6.08cm" svg:x2="14.97cm" svg:y2="12.43cm">
          <text:p/>
        </draw:line>
        <draw:line draw:style-name="gr4" draw:text-style-name="P1" draw:layer="layout" svg:x1="16.875cm" svg:y1="11.16cm" svg:x2="16.875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9999" draw:fill-gradient-name="Gradient_20_7" draw:fill-hatch-name="Hatch_20_4" draw:fill-image-name="Bitmape_20_5" draw:opacity="55%" draw:fill-image-width="0cm" draw:fill-image-height="0cm" fo:padding-top="0.125cm" fo:padding-bottom="0.125cm" fo:padding-left="0.25cm" fo:padding-right="0.25cm" draw:shadow="hidden" draw:shadow-offset-x="0.051cm" draw:shadow-offset-y="0.051cm" draw:shadow-color="#808080" draw:shadow-opacity="5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raibi </meta:initial-creator>
    <meta:creation-date>2011-03-18T16:09:12</meta:creation-date>
    <dc:date>2011-03-18T16:42:51</dc:date>
    <dc:creator>chraibi </dc:creator>
    <meta:editing-duration>PT00H18M29S</meta:editing-duration>
    <meta:editing-cycles>1</meta:editing-cycles>
    <meta:document-statistic meta:object-count="11"/>
    <meta:generator>OpenOffice.org/3.1$Linux OpenOffice.org_project/310m19$Build-9420</meta:generator>
  </office:meta>
</office:document-meta>
</file>